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msy10" svg:font-family="cmsy10"/>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rsid="0017e276" officeooo:paragraph-rsid="0017e276"/>
    </style:style>
    <style:style style:name="P2" style:family="paragraph" style:parent-style-name="Standard">
      <style:text-properties officeooo:rsid="0017e276" officeooo:paragraph-rsid="0017e276"/>
    </style:style>
    <style:style style:name="P3" style:family="paragraph" style:parent-style-name="Standard">
      <style:text-properties officeooo:paragraph-rsid="0020472e"/>
    </style:style>
    <style:style style:name="P4" style:family="paragraph" style:parent-style-name="Text_20_body">
      <style:text-properties officeooo:rsid="0017e276" officeooo:paragraph-rsid="0017e276"/>
    </style:style>
    <style:style style:name="P5" style:family="paragraph" style:parent-style-name="Text_20_body">
      <style:paragraph-properties fo:text-align="start" style:justify-single-word="false"/>
      <style:text-properties officeooo:paragraph-rsid="0017e276"/>
    </style:style>
    <style:style style:name="P6" style:family="paragraph" style:parent-style-name="Text_20_body">
      <style:text-properties officeooo:rsid="001d8e61" officeooo:paragraph-rsid="001d8e61"/>
    </style:style>
    <style:style style:name="P7" style:family="paragraph" style:parent-style-name="Text_20_body">
      <style:text-properties fo:font-style="italic" officeooo:rsid="001d8e61" officeooo:paragraph-rsid="001d8e61" style:font-style-asian="italic" style:font-style-complex="italic"/>
    </style:style>
    <style:style style:name="P8" style:family="paragraph" style:parent-style-name="Text_20_body">
      <style:text-properties officeooo:rsid="001d8e61" officeooo:paragraph-rsid="001d8e61" fo:background-color="transparent"/>
    </style:style>
    <style:style style:name="P9" style:family="paragraph" style:parent-style-name="Text_20_body">
      <style:text-properties officeooo:rsid="001da155" officeooo:paragraph-rsid="001da155" fo:background-color="transparent"/>
    </style:style>
    <style:style style:name="P10" style:family="paragraph" style:parent-style-name="Text_20_body">
      <style:text-properties officeooo:rsid="001da155" officeooo:paragraph-rsid="001da155"/>
    </style:style>
    <style:style style:name="P11" style:family="paragraph" style:parent-style-name="Text_20_body">
      <style:text-properties officeooo:paragraph-rsid="001e4a10"/>
    </style:style>
    <style:style style:name="P12" style:family="paragraph" style:parent-style-name="Text_20_body">
      <style:text-properties officeooo:rsid="001e4a10" officeooo:paragraph-rsid="001e4a10"/>
    </style:style>
    <style:style style:name="P13" style:family="paragraph" style:parent-style-name="Text_20_body">
      <style:text-properties officeooo:rsid="001e4a10" officeooo:paragraph-rsid="0020472e"/>
    </style:style>
    <style:style style:name="P14" style:family="paragraph" style:parent-style-name="Text_20_body">
      <style:text-properties officeooo:rsid="0020472e" officeooo:paragraph-rsid="0020472e"/>
    </style:style>
    <style:style style:name="P15" style:family="paragraph" style:parent-style-name="Text_20_body">
      <style:text-properties officeooo:paragraph-rsid="0020472e"/>
    </style:style>
    <style:style style:name="P16" style:family="paragraph" style:parent-style-name="Text_20_body">
      <style:text-properties officeooo:rsid="00208296" officeooo:paragraph-rsid="00208296"/>
    </style:style>
    <style:style style:name="P17" style:family="paragraph" style:parent-style-name="Contents_20_Heading">
      <style:paragraph-properties fo:break-before="page"/>
    </style:style>
    <style:style style:name="P18" style:family="paragraph" style:parent-style-name="Text_20_body">
      <style:paragraph-properties fo:background-color="transparent">
        <style:background-image/>
      </style:paragraph-properties>
      <style:text-properties officeooo:rsid="00195dda" officeooo:paragraph-rsid="00195dda"/>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Text_20_body">
      <style:paragraph-properties fo:text-align="end" style:justify-single-word="false"/>
      <style:text-properties officeooo:rsid="0017e276" officeooo:paragraph-rsid="0017e276"/>
    </style:style>
    <style:style style:name="P23" style:family="paragraph" style:parent-style-name="Text_20_body">
      <style:paragraph-properties fo:text-align="start" style:justify-single-word="false"/>
      <style:text-properties officeooo:rsid="0017e276" officeooo:paragraph-rsid="0017e276"/>
    </style:style>
    <style:style style:name="P24" style:family="paragraph" style:parent-style-name="Text_20_body">
      <style:text-properties fo:font-style="normal" style:text-underline-style="none" officeooo:rsid="001d8e61" officeooo:paragraph-rsid="001d8e61" fo:background-color="transparent" style:font-style-asian="normal" style:font-style-complex="normal"/>
    </style:style>
    <style:style style:name="P25" style:family="paragraph" style:parent-style-name="Text_20_body" style:list-style-name="L1">
      <style:text-properties fo:font-style="italic" style:text-underline-style="none" officeooo:rsid="001d8e61" officeooo:paragraph-rsid="001d8e61" fo:background-color="transparent" style:font-style-asian="italic" style:font-style-complex="italic"/>
    </style:style>
    <style:style style:name="P26" style:family="paragraph" style:parent-style-name="Text_20_body" style:list-style-name="L2">
      <style:text-properties officeooo:rsid="001d8e61" officeooo:paragraph-rsid="001d8e61"/>
    </style:style>
    <style:style style:name="P27" style:family="paragraph" style:parent-style-name="Text_20_body" style:list-style-name="L2">
      <style:text-properties officeooo:rsid="001d8e61" officeooo:paragraph-rsid="00208296"/>
    </style:style>
    <style:style style:name="P28" style:family="paragraph" style:parent-style-name="Text_20_body" style:list-style-name="L3">
      <style:text-properties officeooo:rsid="001d8e61" officeooo:paragraph-rsid="001d8e61" fo:background-color="transparent"/>
    </style:style>
    <style:style style:name="P29" style:family="paragraph" style:parent-style-name="Text_20_body" style:list-style-name="L4">
      <style:text-properties officeooo:rsid="001d8e61" officeooo:paragraph-rsid="001d8e61" fo:background-color="transparent"/>
    </style:style>
    <style:style style:name="P30" style:family="paragraph" style:parent-style-name="Text_20_body" style:list-style-name="L4">
      <style:text-properties officeooo:rsid="001da155" officeooo:paragraph-rsid="001da155" fo:background-color="transparent"/>
    </style:style>
    <style:style style:name="P31" style:family="paragraph" style:parent-style-name="Text_20_body" style:list-style-name="L5">
      <style:text-properties officeooo:rsid="001da155" officeooo:paragraph-rsid="001da155" fo:background-color="transparent"/>
    </style:style>
    <style:style style:name="P32" style:family="paragraph" style:parent-style-name="Text_20_body" style:list-style-name="L6">
      <style:text-properties officeooo:rsid="001e4a10" officeooo:paragraph-rsid="001e4a10" fo:background-color="transparent"/>
    </style:style>
    <style:style style:name="P33" style:family="paragraph" style:parent-style-name="Text_20_body">
      <style:text-properties style:font-name="Liberation Serif1" officeooo:rsid="0020472e" officeooo:paragraph-rsid="0020472e" fo:background-color="#ff0000"/>
    </style:style>
    <style:style style:name="P34" style:family="paragraph" style:parent-style-name="Text_20_body" style:list-style-name="L6">
      <style:text-properties officeooo:rsid="001e4a10" officeooo:paragraph-rsid="001e4a10"/>
    </style:style>
    <style:style style:name="P35" style:family="paragraph" style:parent-style-name="Text_20_body">
      <style:text-properties officeooo:rsid="001e4a10" officeooo:paragraph-rsid="001e4a10"/>
    </style:style>
    <style:style style:name="P36" style:family="paragraph" style:parent-style-name="Text_20_body">
      <style:text-properties officeooo:rsid="001e4a10" officeooo:paragraph-rsid="0020472e"/>
    </style:style>
    <style:style style:name="P37" style:family="paragraph" style:parent-style-name="Text_20_body">
      <style:text-properties officeooo:rsid="001e3fe7" officeooo:paragraph-rsid="001e4a10"/>
    </style:style>
    <style:style style:name="P38" style:family="paragraph" style:parent-style-name="Text_20_body">
      <style:text-properties officeooo:rsid="001e3fe7" officeooo:paragraph-rsid="001e3fe7"/>
    </style:style>
    <style:style style:name="P39" style:family="paragraph" style:parent-style-name="Text_20_body">
      <style:text-properties officeooo:rsid="001e3fe7" officeooo:paragraph-rsid="0020472e"/>
    </style:style>
    <style:style style:name="P40" style:family="paragraph" style:parent-style-name="Text_20_body">
      <style:paragraph-properties fo:break-before="page"/>
      <style:text-properties officeooo:rsid="001da155" officeooo:paragraph-rsid="001da155"/>
    </style:style>
    <style:style style:name="P41" style:family="paragraph" style:parent-style-name="Heading_20_1">
      <style:text-properties fo:font-style="normal" style:text-underline-style="none" officeooo:rsid="001d8e61" officeooo:paragraph-rsid="001d8e61" fo:background-color="transparent" style:font-style-asian="normal" style:font-style-complex="normal"/>
    </style:style>
    <style:style style:name="P42" style:family="paragraph" style:parent-style-name="Heading_20_1">
      <style:text-properties officeooo:rsid="001da155" officeooo:paragraph-rsid="001da155"/>
    </style:style>
    <style:style style:name="P43" style:family="paragraph" style:parent-style-name="Heading_20_1" style:list-style-name=""/>
    <style:style style:name="P44" style:family="paragraph" style:parent-style-name="Heading_20_1">
      <style:paragraph-properties fo:break-before="page"/>
      <style:text-properties officeooo:rsid="00195dda" officeooo:paragraph-rsid="00195dda"/>
    </style:style>
    <style:style style:name="P45" style:family="paragraph" style:parent-style-name="Heading_20_1">
      <style:paragraph-properties fo:break-before="page"/>
      <style:text-properties fo:background-color="transparent"/>
    </style:style>
    <style:style style:name="P46" style:family="paragraph" style:parent-style-name="Heading_20_2">
      <style:text-properties fo:font-style="normal" style:text-underline-style="none" officeooo:rsid="001d8e61" fo:background-color="transparent" style:font-style-asian="normal" style:font-style-complex="normal"/>
    </style:style>
    <style:style style:name="P47" style:family="paragraph" style:parent-style-name="Heading_20_2">
      <style:text-properties style:text-underline-style="none" officeooo:rsid="001d8e61" officeooo:paragraph-rsid="001d8e61" fo:background-color="transparent"/>
    </style:style>
    <style:style style:name="P48" style:family="paragraph" style:parent-style-name="Heading_20_2">
      <style:text-properties officeooo:rsid="001da155" officeooo:paragraph-rsid="001da155"/>
    </style:style>
    <style:style style:name="P49" style:family="paragraph" style:parent-style-name="Heading_20_2">
      <style:text-properties officeooo:paragraph-rsid="001e3fe7"/>
    </style:style>
    <style:style style:name="P50" style:family="paragraph" style:parent-style-name="Heading_20_2">
      <style:text-properties officeooo:rsid="001e3fe7"/>
    </style:style>
    <style:style style:name="P51" style:family="paragraph" style:parent-style-name="Heading_20_3">
      <style:text-properties officeooo:rsid="001d8e61" officeooo:paragraph-rsid="001d8e61" fo:background-color="#ffff66"/>
    </style:style>
    <style:style style:name="P52" style:family="paragraph" style:parent-style-name="Heading_20_3">
      <style:text-properties officeooo:rsid="001e3fe7"/>
    </style:style>
    <style:style style:name="P53" style:family="paragraph" style:parent-style-name="Heading_20_3">
      <style:text-properties officeooo:rsid="001e4a10"/>
    </style:style>
    <style:style style:name="P54" style:family="paragraph" style:parent-style-name="Heading_20_3">
      <style:text-properties officeooo:rsid="001e4a10" officeooo:paragraph-rsid="0020472e"/>
    </style:style>
    <style:style style:name="T1" style:family="text">
      <style:text-properties fo:font-style="italic" style:font-style-asian="italic" style:font-style-complex="italic"/>
    </style:style>
    <style:style style:name="T2" style:family="text">
      <style:text-properties fo:font-style="italic" officeooo:rsid="00208296" style:font-style-asian="italic" style:font-style-complex="italic"/>
    </style:style>
    <style:style style:name="T3" style:family="text">
      <style:text-properties fo:font-style="italic" style:text-underline-style="none" officeooo:rsid="001c9b48" style:font-style-asian="italic" style:font-style-complex="italic"/>
    </style:style>
    <style:style style:name="T4" style:family="text">
      <style:text-properties fo:font-style="italic" style:text-underline-style="none" officeooo:rsid="001d8e61" fo:background-color="transparent" loext:char-shading-value="0" style:font-style-asian="italic" style:font-style-complex="italic"/>
    </style:style>
    <style:style style:name="T5" style:family="text">
      <style:text-properties fo:font-style="italic" fo:background-color="transparent" loext:char-shading-value="0" style:font-style-asian="italic" style:font-style-complex="italic"/>
    </style:style>
    <style:style style:name="T6" style:family="text">
      <style:text-properties fo:font-style="italic" officeooo:rsid="00208296" fo:background-color="transparent" loext:char-shading-value="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08296"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1b070e" style:font-style-asian="normal" style:font-style-complex="normal"/>
    </style:style>
    <style:style style:name="T11" style:family="text">
      <style:text-properties fo:font-style="normal" style:text-underline-style="none" officeooo:rsid="001c9b48" style:font-style-asian="normal" style:font-style-complex="normal"/>
    </style:style>
    <style:style style:name="T12" style:family="text">
      <style:text-properties fo:font-style="normal" style:text-underline-style="none" officeooo:rsid="001c9b48" fo:background-color="#ffff00" loext:char-shading-value="0" style:font-style-asian="normal" style:font-style-complex="normal"/>
    </style:style>
    <style:style style:name="T13" style:family="text">
      <style:text-properties fo:font-style="normal" style:text-underline-style="none" officeooo:rsid="001c9b48" fo:background-color="transparent" loext:char-shading-value="0" style:font-style-asian="normal" style:font-style-complex="normal"/>
    </style:style>
    <style:style style:name="T14" style:family="text">
      <style:text-properties fo:font-style="normal" style:text-underline-style="none" officeooo:rsid="001d8e61" fo:background-color="transparent" loext:char-shading-value="0" style:font-style-asian="normal" style:font-style-complex="normal"/>
    </style:style>
    <style:style style:name="T15" style:family="text">
      <style:text-properties fo:font-style="normal" fo:background-color="transparent" loext:char-shading-value="0" style:font-style-asian="normal" style:font-style-complex="normal"/>
    </style:style>
    <style:style style:name="T16" style:family="text">
      <style:text-properties fo:font-style="normal" officeooo:rsid="00208296" fo:background-color="transparent" loext:char-shading-value="0" style:font-style-asian="normal" style:font-style-complex="normal"/>
    </style:style>
    <style:style style:name="T17" style:family="text">
      <style:text-properties fo:font-style="normal" officeooo:rsid="00208296" fo:background-color="#ffff00" loext:char-shading-value="0" style:font-style-asian="normal" style:font-style-complex="normal"/>
    </style:style>
    <style:style style:name="T18" style:family="text">
      <style:text-properties officeooo:rsid="00208296" fo:background-color="#ffff00" loext:char-shading-value="0"/>
    </style:style>
    <style:style style:name="T19" style:family="text">
      <style:text-properties fo:background-color="transparent" loext:char-shading-value="0"/>
    </style:style>
    <style:style style:name="T20" style:family="text">
      <style:text-properties officeooo:rsid="0020472e" fo:background-color="transparent" loext:char-shading-value="0"/>
    </style:style>
    <style:style style:name="T21" style:family="text">
      <style:text-properties officeooo:rsid="001da155" fo:background-color="transparent" loext:char-shading-value="0"/>
    </style:style>
    <style:style style:name="T22" style:family="text">
      <style:text-properties officeooo:rsid="00208296" fo:background-color="transparent" loext:char-shading-value="0"/>
    </style:style>
    <style:style style:name="T23" style:family="text">
      <style:text-properties officeooo:rsid="002143fd" fo:background-color="transparent" loext:char-shading-value="0"/>
    </style:style>
    <style:style style:name="T24" style:family="text">
      <style:text-properties officeooo:rsid="001d8e61"/>
    </style:style>
    <style:style style:name="T25" style:family="text">
      <style:text-properties officeooo:rsid="001da155"/>
    </style:style>
    <style:style style:name="T26" style:family="text">
      <style:text-properties style:font-name="cmsy10"/>
    </style:style>
    <style:style style:name="T27" style:family="text">
      <style:text-properties style:font-name="Liberation Serif1"/>
    </style:style>
    <style:style style:name="T28" style:family="text">
      <style:text-properties style:font-name="Liberation Serif1" officeooo:rsid="0020472e"/>
    </style:style>
    <style:style style:name="T29" style:family="text">
      <style:text-properties fo:background-color="#ffff99" loext:char-shading-value="0"/>
    </style:style>
    <style:style style:name="T30" style:family="text">
      <style:text-properties fo:background-color="#ff0000" loext:char-shading-value="0"/>
    </style:style>
    <style:style style:name="T31" style:family="text">
      <style:text-properties officeooo:rsid="00208296"/>
    </style:style>
    <style:style style:name="T32" style:family="text">
      <style:text-properties officeooo:rsid="002143f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fo:background-color="transparent" style:editable="false">
        <style:columns fo:column-count="1" fo:column-gap="0cm">
          <style:column-sep style:width="0.009cm" style:color="#000000" style:height="100%" style:style="solid"/>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Title"/>
      <text:p text:style-name="Title"/>
      <text:p text:style-name="Text_20_body"/>
      <text:p text:style-name="Title">Matematica Discreta 2014</text:p>
      <text:p text:style-name="Subtitle"/>
      <text:p text:style-name="Subtitle"/>
      <text:p text:style-name="Text_20_body"/>
      <text:p text:style-name="Subtitle">Proyecto Dinic – Max Flow Min Cut </text:p>
      <text:p text:style-name="Text_20_body"/>
      <text:p text:style-name="Text_20_body"/>
      <text:p text:style-name="Text_20_body"/>
      <text:p text:style-name="Text_20_body"/>
      <text:p text:style-name="Text_20_body"/>
      <text:section text:style-name="Sect1" text:name="Sección1">
        <text:p text:style-name="P22">Integrantes: <text:s/></text:p>
        <text:p text:style-name="P5"/>
        <text:p text:style-name="P23">Rossi Nahuel</text:p>
        <text:p text:style-name="P23">Ruiz Ezequiel</text:p>
      </text:section>
      <text:p text:style-name="Text_20_body"/>
      <text:p text:style-name="Text_20_body"/>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Índice de contenido1_Head">
            <text:p text:style-name="P17">Índice de contenido</text:p>
          </text:index-title>
          <text:p text:style-name="P19"><text:a xlink:type="simple" xlink:href="#__RefHeading__211_1977394466" text:style-name="Index_20_Link" text:visited-style-name="Index_20_Link">Resumen<text:tab/>3</text:a></text:p>
          <text:p text:style-name="P19"><text:a xlink:type="simple" xlink:href="#__RefHeading__318_1977394466" text:style-name="Index_20_Link" text:visited-style-name="Index_20_Link">Definiciones<text:tab/>3</text:a></text:p>
          <text:p text:style-name="P21"><text:a xlink:type="simple" xlink:href="#__RefHeading__320_1977394466" text:style-name="Index_20_Link" text:visited-style-name="Index_20_Link">Teórico<text:tab/>3</text:a></text:p>
          <text:p text:style-name="P21"><text:a xlink:type="simple" xlink:href="#__RefHeading__322_1977394466" text:style-name="Index_20_Link" text:visited-style-name="Index_20_Link">Implementación<text:tab/>3</text:a></text:p>
          <text:p text:style-name="P20"><text:a xlink:type="simple" xlink:href="#__RefHeading__428_1977394466" text:style-name="Index_20_Link" text:visited-style-name="Index_20_Link">Librerías auxiliares<text:tab/>4</text:a></text:p>
          <text:p text:style-name="P20"><text:a xlink:type="simple" xlink:href="#__RefHeading__430_1977394466" text:style-name="Index_20_Link" text:visited-style-name="Index_20_Link">implementación propia<text:tab/>4</text:a></text:p>
          <text:p text:style-name="P19"><text:a xlink:type="simple" xlink:href="#__RefHeading__436_1977394466" text:style-name="Index_20_Link" text:visited-style-name="Index_20_Link">Test realizados<text:tab/>4</text:a></text:p>
          <text:p text:style-name="P21"><text:a xlink:type="simple" xlink:href="#__RefHeading__438_1977394466" text:style-name="Index_20_Link" text:visited-style-name="Index_20_Link">Rendimiento<text:tab/>4</text:a></text:p>
          <text:p text:style-name="P21"><text:a xlink:type="simple" xlink:href="#__RefHeading__440_1977394466" text:style-name="Index_20_Link" text:visited-style-name="Index_20_Link">Test Aplicados<text:tab/>5</text:a></text:p>
          <text:p text:style-name="P20"><text:a xlink:type="simple" xlink:href="#__RefHeading__452_1977394466" text:style-name="Index_20_Link" text:visited-style-name="Index_20_Link">Metodología<text:tab/>5</text:a></text:p>
          <text:p text:style-name="P19"><text:a xlink:type="simple" xlink:href="#__RefHeading__458_1977394466" text:style-name="Index_20_Link" text:visited-style-name="Index_20_Link">Anexo<text:tab/>6</text:a></text:p>
          <text:p text:style-name="P21"><text:a xlink:type="simple" xlink:href="#__RefHeading__454_1977394466" text:style-name="Index_20_Link" text:visited-style-name="Index_20_Link">Características de las maquinas.<text:tab/>6</text:a></text:p>
          <text:p text:style-name="P20"><text:a xlink:type="simple" xlink:href="#__RefHeading__460_1977394466" text:style-name="Index_20_Link" text:visited-style-name="Index_20_Link">Computadora 1:<text:tab/>6</text:a></text:p>
          <text:p text:style-name="P20"><text:a xlink:type="simple" xlink:href="#__RefHeading__462_1977394466" text:style-name="Index_20_Link" text:visited-style-name="Index_20_Link">Computadora 2:<text:tab/>6</text:a></text:p>
          <text:p text:style-name="P20"><text:a xlink:type="simple" xlink:href="#__RefHeading__464_1977394466" text:style-name="Index_20_Link" text:visited-style-name="Index_20_Link">Computadora 3:<text:tab/>7</text:a></text:p>
          <text:p text:style-name="P20"><text:a xlink:type="simple" xlink:href="#__RefHeading__466_1977394466" text:style-name="Index_20_Link" text:visited-style-name="Index_20_Link">Computadora 4:<text:tab/>7</text:a></text:p>
        </text:index-body>
      </text:table-of-content>
      <text:p text:style-name="P4"/>
      <text:h text:style-name="P44" text:outline-level="1"><text:bookmark-start text:name="__RefHeading__211_1977394466"/>Resumen<text:bookmark-end text:name="__RefHeading__211_1977394466"/></text:h>
      <text:p text:style-name="P18">Los <text:span text:style-name="T1">networks </text:span><text:span text:style-name="T9">son grafos </text:span><text:span text:style-name="T11">dirigidos con un</text:span><text:span text:style-name="T9"> valor numérico </text:span><text:span text:style-name="T11">asociado </text:span><text:span text:style-name="T9">a sus aristas convirtiéndolos a grafos con peso (o grafos ponderados). Los networks son ampliamente usados en el área de la computación para representar diferentes tipos de redes, usualmente de computadoras o dispositivos móviles. Pero esta es una </text:span><text:span text:style-name="T10">visión</text:span><text:span text:style-name="T9"> muy acotada. </text:span><text:span text:style-name="T11">Un network puede representar una red neuronal o incluso un mallado de un modelo 3D. Definir propiedades sobre este objeto es importante para el desarrollo de la industria y la ciencia. Entre la infinidad de características que podemos definir vamos a centrar el estudio en el </text:span><text:span text:style-name="T3">Max Flow </text:span><text:span text:style-name="T11">(Flujo Maximal) y el </text:span><text:span text:style-name="T3">Min Cut </text:span><text:span text:style-name="T11">(Corte Minimal). Definiendo los pesos asociados a las aristas y dos nodos llamados </text:span><text:span text:style-name="T3">source </text:span><text:span text:style-name="T11">(fuente) y </text:span><text:span text:style-name="T3">sink</text:span><text:span text:style-name="T11"> (resumidero), el flujo maximal queda definido como el maximo numero de unidades que se pueden enviar del nodo </text:span><text:span text:style-name="T3">source </text:span><text:span text:style-name="T11">al nodo </text:span><text:span text:style-name="T3">sink</text:span><text:span text:style-name="T11"> y el corte minimal como el conjunto de nodos </text:span><text:span text:style-name="T12">antes del cuello de botella que genera el flujo maximal. </text:span><text:span text:style-name="T13"><text:s/></text:span><text:span text:style-name="T14">Se buscará escribir un algoritmo en el lenguaje C que resuelva el problema de </text:span><text:span text:style-name="T4">Max Flow Min Cut.</text:span></text:p>
      <text:p text:style-name="P18"/>
      <text:h text:style-name="P41" text:outline-level="1"><text:bookmark-start text:name="__RefHeading__318_1977394466"/>Definiciones<text:bookmark-end text:name="__RefHeading__318_1977394466"/></text:h>
      <text:h text:style-name="P46" text:outline-level="2"><text:bookmark-start text:name="__RefHeading__320_1977394466"/>Teórico<text:bookmark-end text:name="__RefHeading__320_1977394466"/></text:h>
      <text:p text:style-name="P24">Para poder comprender mejor el problema se haran una serie de definiciones utilizadas a lo largo del proyecto.</text:p>
      <text:list xml:id="list6780332882909430183" text:style-name="L1">
        <text:list-item>
          <text:p text:style-name="P25">Network</text:p>
        </text:list-item>
        <text:list-item>
          <text:p text:style-name="P25">Nodo</text:p>
        </text:list-item>
        <text:list-item>
          <text:p text:style-name="P25">Arista</text:p>
        </text:list-item>
        <text:list-item>
          <text:p text:style-name="P25">Capacidad</text:p>
        </text:list-item>
        <text:list-item>
          <text:p text:style-name="P25">Flujo</text:p>
        </text:list-item>
        <text:list-item>
          <text:p text:style-name="P25">Corte</text:p>
        </text:list-item>
      </text:list>
      <text:p text:style-name="P7"/>
      <text:h text:style-name="P47" text:outline-level="2"><text:bookmark-start text:name="__RefHeading__322_1977394466"/>Implementación<text:bookmark-end text:name="__RefHeading__322_1977394466"/></text:h>
      <text:p text:style-name="P6">Llevar el modelo teórico a un lenguaje computacional implico una definición mas detallada de cada concepto teórico en función de una optimización en el tiempo de ejecución y en el uso de memoria de la aplicación.</text:p>
      <text:p text:style-name="P6">Utilizamos librerías auxiliares que fueron escritas por nosotros y algunas otras que son de <text:soft-page-break/>distribución general o fueron entregadas por docentes en otras catedras. En cada una de las librerias expondremos su origen.</text:p>
      <text:p text:style-name="P6"/>
      <text:h text:style-name="Heading_20_3" text:outline-level="3"><text:bookmark-start text:name="__RefHeading__428_1977394466"/><text:span text:style-name="T24">Librerías</text:span> auxiliares<text:bookmark-end text:name="__RefHeading__428_1977394466"/></text:h>
      <text:p text:style-name="P16">Se hara una breve descripción de las librerías auxiliares ya que no apuntan a resolver directamente el problema de <text:span text:style-name="T1">Max Flow-Min Cut </text:span><text:span text:style-name="T7">sino que mas bien son herramientas destinadas a ser usadas por la librerías principales.</text:span></text:p>
      <text:list xml:id="list3432059853005950652" text:style-name="L2">
        <text:list-item>
          <text:p text:style-name="P26"><text:span text:style-name="T31">b</text:span>string: <text:span text:style-name="T31">Librería para el manejo de cadenas de caracteres. Simplifica la creacion y manipulacion de strings. Libreia descargada de </text:span><text:span text:style-name="T18">LINK</text:span><text:span text:style-name="T22">.</text:span></text:p>
        </text:list-item>
        <text:list-item>
          <text:p text:style-name="P26">Lexer: <text:span text:style-name="T31">Libreria para el manejo del standar input. Facilita la lectura y la manipulación de caracteres. Suministrada por los profesores de la cátedra </text:span><text:span text:style-name="T18">NOMBRE</text:span><text:span text:style-name="T31"> del año </text:span><text:span text:style-name="T18">AÑO</text:span><text:span text:style-name="T31">. </text:span><text:span text:style-name="T18">AUTORES??? </text:span><text:span text:style-name="T22"><text:s/></text:span></text:p>
        </text:list-item>
        <text:list-item>
          <text:p text:style-name="P26"><text:span text:style-name="T22">uthash: Librería para hacer búsquedas de O(1) utilizando tablas de </text:span><text:span text:style-name="T6">hash</text:span><text:span text:style-name="T16">. Descargada de </text:span><text:span text:style-name="T17">LINK</text:span><text:span text:style-name="T16">.</text:span></text:p>
        </text:list-item>
        <text:list-item>
          <text:p text:style-name="P26">Queue: <text:span text:style-name="T31">Librería que permite manejar una serie de objetos de cualquier tipo (tipo </text:span><text:span text:style-name="T2">void</text:span><text:span text:style-name="T8">) organizados como una cola. Implementación propia.</text:span></text:p>
        </text:list-item>
        <text:list-item>
          <text:p text:style-name="P27">Stack: <text:span text:style-name="T31">Librería que permite manejar una serie de objetos de cualquier tipo (tipo </text:span><text:span text:style-name="T2">void</text:span><text:span text:style-name="T8">) organizados como una pila. Implementación propia.</text:span></text:p>
        </text:list-item>
      </text:list>
      <text:p text:style-name="P6"/>
      <text:h text:style-name="P51" text:outline-level="3"><text:bookmark-start text:name="__RefHeading__430_1977394466"/>implementación propia<text:bookmark-end text:name="__RefHeading__430_1977394466"/></text:h>
      <text:p text:style-name="P8">apifiles/</text:p>
      <text:list xml:id="list549890463861566407" text:style-name="L3">
        <text:list-item>
          <text:p text:style-name="P28">u64</text:p>
        </text:list-item>
      </text:list>
      <text:list xml:id="list4446701590764529900" text:style-name="L4">
        <text:list-item>
          <text:p text:style-name="P29">lado</text:p>
        </text:list-item>
        <text:list-item>
          <text:p text:style-name="P29">parser_lado</text:p>
        </text:list-item>
        <text:list-item>
          <text:p text:style-name="P29">nbrhd</text:p>
        </text:list-item>
        <text:list-item>
          <text:p text:style-name="P30">API</text:p>
        </text:list-item>
      </text:list>
      <text:p text:style-name="P9">dirmain/</text:p>
      <text:list xml:id="list1850658819217457873" text:style-name="L5">
        <text:list-item>
          <text:p text:style-name="P31">main</text:p>
        </text:list-item>
      </text:list>
      <text:p text:style-name="P9"/>
      <text:h text:style-name="P42" text:outline-level="1"><text:bookmark-start text:name="__RefHeading__436_1977394466"/><text:soft-page-break/>Test realizados<text:bookmark-end text:name="__RefHeading__436_1977394466"/></text:h>
      <text:p text:style-name="P10">Se han implementado varios test que evalúan el rendimiento de diferentes características del código.</text:p>
      <text:h text:style-name="P48" text:outline-level="2"><text:bookmark-start text:name="__RefHeading__438_1977394466"/>Rendimiento<text:bookmark-end text:name="__RefHeading__438_1977394466"/></text:h>
      <text:p text:style-name="P14">El algoritmo <text:s/>de Dinic tiene un tiempo de ejecución de O(mn²) donde <text:span text:style-name="T1">m </text:span>es la cantidad de aristas y <text:span text:style-name="T1">n</text:span> la de nodos. Se busco lograr que ninguna acción tomada por el la implementación supere este orden. Para de esta manera garantizar una cota máxima en el método y no en el código.</text:p>
      <text:p text:style-name="P10">Una carga significativa que puede haber en la ejecución del programa esta relacionada con la organización de nodos en una tabla de <text:span text:style-name="T1">hash</text:span>. Si bien las tablas de <text:span text:style-name="T1">hash</text:span> ofrecen una búsqueda O(1<text:span text:style-name="T27">) en la mayoría de los casos, para alguno particulares el orden de búsqueda se ve afectado por la distribución de la llave con la que se almacenan los elementos en la tabla, de manera que la búsqueda puede llegar a ser de O(n) </text:span><text:span text:style-name="T28">en casos muy raros</text:span><text:span text:style-name="T27">. Estudiaremos estos casos particularmente aunque sean pocos frecuentes. En general se puede ver al orden de búsqueda como O(1).</text:span></text:p>
      <text:p text:style-name="P33">[ Completar con una brebe descripcion de las distribuciones de las key]</text:p>
      <text:h text:style-name="P49" text:outline-level="2"><text:bookmark-start text:name="__RefHeading__440_1977394466"/><text:span text:style-name="T25">Test </text:span><text:span text:style-name="T21">Aplicados</text:span><text:bookmark-end text:name="__RefHeading__440_1977394466"/></text:h>
      <text:h text:style-name="Heading_20_3" text:outline-level="3"><text:bookmark-start text:name="__RefHeading__452_1977394466"/>Metodología<text:bookmark-end text:name="__RefHeading__452_1977394466"/></text:h>
      <text:p text:style-name="P12">Se hicieron <text:span text:style-name="T29">10 </text:span>test en cada área se midieron los tiempos devueltos en cada prueba y se aproximaron los resultados<text:span text:style-name="T30"> (como?)</text:span><text:span text:style-name="T19"> para ver como variaban los tiempos de cada .</text:span></text:p>
      <text:list xml:id="list3807227647551899915" text:style-name="L6">
        <text:list-item>
          <text:p text:style-name="P34"><text:span text:style-name="T19">Test Tecnológico: Se mantiene sin variaciones el código y se ejecuta en 4 tipo de maquinas con diferentes poder de computo. Se pretende observar como influye el tipo de hardware en los tiempos de ejecución del código. </text:span><text:span text:style-name="T20">En el anexo podremos encontrar una descripción del hardware testeado.</text:span></text:p>
        </text:list-item>
        <text:list-item>
          <text:p text:style-name="P34"><text:span text:style-name="T19">Test de distribución de nodos. Se utilizan </text:span><text:span text:style-name="T5">networks</text:span><text:span text:style-name="T15"> con grafos ponderados isomorfos pero con nombres de nodos distribuidos de manera diferente el espectro de u64. </text:span><text:span text:style-name="T19"><text:s/>Se busca comprender como influye la distribución de los nombres de nodos en la implementación de la tabla hash. Se probaran varias optimizaciones incluidas en la librería uthash.</text:span></text:p>
        </text:list-item>
        <text:list-item>
          <text:p text:style-name="P32">Test de cantidad de aristas. Se correrá el programa en grafos con diferentes densidad de aristas. Se pretende entender como escala el programa en función a la cantidad de aristas.</text:p>
        </text:list-item>
        <text:list-item>
          <text:p text:style-name="P32">Test de cantidad de nodos.Se correrá el programa en grafos con diferentes cantidad de nodos. La idea es observar como escala el programa en función a la cantidad de nodos.</text:p>
        </text:list-item>
      </text:list>
      <text:p text:style-name="P12"/>
      <text:h text:style-name="P43" text:outline-level="1"/>
      <text:h text:style-name="P45" text:outline-level="1"><text:bookmark-start text:name="__RefHeading__458_1977394466"/>Anexo<text:bookmark-end text:name="__RefHeading__458_1977394466"/></text:h>
      <text:h text:style-name="Heading_20_2" text:outline-level="2"><text:span text:style-name="T19">Descripción de las librerías </text:span><text:span text:style-name="T23">propias??</text:span></text:h>
      <text:p text:style-name="Text_20_body"><text:span text:style-name="T19"/></text:p>
      <text:h text:style-name="P50" text:outline-level="2"><text:bookmark-start text:name="__RefHeading__454_1977394466"/>Características de las maquinas <text:span text:style-name="T32">del Testing</text:span><text:bookmark-end text:name="__RefHeading__454_1977394466"/></text:h>
      <text:h text:style-name="P52" text:outline-level="3"><text:bookmark-start text:name="__RefHeading__460_1977394466"/>Computadora 1:<text:bookmark-end text:name="__RefHeading__460_1977394466"/></text:h>
      <table:table table:name="Tabla1" table:style-name="Tabla1">
        <table:table-column table:style-name="Tabla1.A"/>
        <table:table-column table:style-name="Tabla1.B"/>
        <table:table-row>
          <table:table-cell table:style-name="Tabla1.A1" office:value-type="string">
            <text:p text:style-name="P37">Modelo de CPU:</text:p>
          </table:table-cell>
          <table:table-cell table:style-name="Tabla1.B1" office:value-type="string">
            <text:p text:style-name="P37">AMD Sempron(tm) Processor 3400+</text:p>
          </table:table-cell>
        </table:table-row>
        <table:table-row>
          <table:table-cell table:style-name="Tabla1.A2" office:value-type="string">
            <text:p text:style-name="P38">Frecuencia: </text:p>
          </table:table-cell>
          <table:table-cell table:style-name="Tabla1.B2" office:value-type="string">
            <text:p text:style-name="P38">1800mhz</text:p>
          </table:table-cell>
        </table:table-row>
        <table:table-row>
          <table:table-cell table:style-name="Tabla1.A2" office:value-type="string">
            <text:p text:style-name="P38">Cache:</text:p>
          </table:table-cell>
          <table:table-cell table:style-name="Tabla1.B2" office:value-type="string">
            <text:p text:style-name="P38">L1: 64KB / L2: 256KB</text:p>
          </table:table-cell>
        </table:table-row>
        <table:table-row>
          <table:table-cell table:style-name="Tabla1.A2" office:value-type="string">
            <text:p text:style-name="P37">Núcleos:</text:p>
          </table:table-cell>
          <table:table-cell table:style-name="Tabla1.B2" office:value-type="string">
            <text:p text:style-name="P37">1</text:p>
          </table:table-cell>
        </table:table-row>
        <table:table-row>
          <table:table-cell table:style-name="Tabla1.A2" office:value-type="string">
            <text:p text:style-name="P12">Modelo de la Memoria:</text:p>
          </table:table-cell>
          <table:table-cell table:style-name="Tabla1.B2" office:value-type="string">
            <text:p text:style-name="P11"/>
          </table:table-cell>
        </table:table-row>
        <table:table-row>
          <table:table-cell table:style-name="Tabla1.A2" office:value-type="string">
            <text:p text:style-name="P37">Memoria Total:</text:p>
          </table:table-cell>
          <table:table-cell table:style-name="Tabla1.B2" office:value-type="string">
            <text:p text:style-name="P37">1544044KB (1.5GB)</text:p>
          </table:table-cell>
        </table:table-row>
        <table:table-row>
          <table:table-cell table:style-name="Tabla1.A2" office:value-type="string">
            <text:p text:style-name="P37">Placa Madre:</text:p>
          </table:table-cell>
          <table:table-cell table:style-name="Tabla1.B2" office:value-type="string">
            <text:p text:style-name="P11"/>
          </table:table-cell>
        </table:table-row>
        <table:table-row>
          <table:table-cell table:style-name="Tabla1.A2" office:value-type="string">
            <text:p text:style-name="P12">modelo del HDD:</text:p>
          </table:table-cell>
          <table:table-cell table:style-name="Tabla1.B2" office:value-type="string">
            <text:p text:style-name="P12"/>
          </table:table-cell>
        </table:table-row>
        <table:table-row>
          <table:table-cell table:style-name="Tabla1.A2" office:value-type="string">
            <text:p text:style-name="P12">Capacidad del HDD:</text:p>
          </table:table-cell>
          <table:table-cell table:style-name="Tabla1.B2" office:value-type="string">
            <text:p text:style-name="P12"/>
          </table:table-cell>
        </table:table-row>
      </table:table>
      <text:p text:style-name="P12"/>
      <text:h text:style-name="P52" text:outline-level="3"><text:bookmark-start text:name="__RefHeading__462_1977394466"/>Computadora 2:<text:bookmark-end text:name="__RefHeading__462_1977394466"/></text:h>
      <table:table table:name="Tabla2" table:style-name="Tabla2">
        <table:table-column table:style-name="Tabla2.A"/>
        <table:table-column table:style-name="Tabla2.B"/>
        <table:table-row>
          <table:table-cell table:style-name="Tabla2.A1" office:value-type="string">
            <text:p text:style-name="P37">Modelo de CPU:</text:p>
          </table:table-cell>
          <table:table-cell table:style-name="Tabla2.B1" office:value-type="string">
            <text:p text:style-name="P11"/>
          </table:table-cell>
        </table:table-row>
        <table:table-row>
          <table:table-cell table:style-name="Tabla2.A2" office:value-type="string">
            <text:p text:style-name="P37">Frecuencia: </text:p>
          </table:table-cell>
          <table:table-cell table:style-name="Tabla2.B2" office:value-type="string">
            <text:p text:style-name="P11"/>
          </table:table-cell>
        </table:table-row>
        <table:table-row>
          <table:table-cell table:style-name="Tabla2.A2" office:value-type="string">
            <text:p text:style-name="P37">Cache:</text:p>
          </table:table-cell>
          <table:table-cell table:style-name="Tabla2.B2" office:value-type="string">
            <text:p text:style-name="P11"/>
          </table:table-cell>
        </table:table-row>
        <table:table-row>
          <table:table-cell table:style-name="Tabla2.A2" office:value-type="string">
            <text:p text:style-name="P37">Núcleos:</text:p>
          </table:table-cell>
          <table:table-cell table:style-name="Tabla2.B2" office:value-type="string">
            <text:p text:style-name="P11"/>
          </table:table-cell>
        </table:table-row>
        <table:table-row>
          <table:table-cell table:style-name="Tabla2.A2" office:value-type="string">
            <text:p text:style-name="P12">Modelo de la Memoria:</text:p>
          </table:table-cell>
          <table:table-cell table:style-name="Tabla2.B2" office:value-type="string">
            <text:p text:style-name="P11"/>
          </table:table-cell>
        </table:table-row>
        <table:table-row>
          <table:table-cell table:style-name="Tabla2.A2" office:value-type="string">
            <text:p text:style-name="P37">Memoria Total:</text:p>
          </table:table-cell>
          <table:table-cell table:style-name="Tabla2.B2" office:value-type="string">
            <text:p text:style-name="P11"/>
          </table:table-cell>
        </table:table-row>
        <table:table-row>
          <table:table-cell table:style-name="Tabla2.A2" office:value-type="string">
            <text:p text:style-name="P37">Placa Madre:</text:p>
          </table:table-cell>
          <table:table-cell table:style-name="Tabla2.B2" office:value-type="string">
            <text:p text:style-name="P11"/>
          </table:table-cell>
        </table:table-row>
        <table:table-row>
          <table:table-cell table:style-name="Tabla2.A2" office:value-type="string">
            <text:p text:style-name="P12">modelo del HDD:</text:p>
          </table:table-cell>
          <table:table-cell table:style-name="Tabla2.B2" office:value-type="string">
            <text:p text:style-name="P12"/>
          </table:table-cell>
        </table:table-row>
        <text:soft-page-break/>
        <table:table-row>
          <table:table-cell table:style-name="Tabla2.A2" office:value-type="string">
            <text:p text:style-name="P12">Capacidad del HDD:</text:p>
          </table:table-cell>
          <table:table-cell table:style-name="Tabla2.B2" office:value-type="string">
            <text:p text:style-name="P12"/>
          </table:table-cell>
        </table:table-row>
      </table:table>
      <text:p text:style-name="P12"/>
      <text:h text:style-name="P54" text:outline-level="3"><text:bookmark-start text:name="__RefHeading__464_1977394466"/>Computadora 3:<text:bookmark-end text:name="__RefHeading__464_1977394466"/></text:h>
      <text:p text:style-name="P3"/>
      <table:table table:name="Tabla3" table:style-name="Tabla3">
        <table:table-column table:style-name="Tabla3.A"/>
        <table:table-column table:style-name="Tabla3.B"/>
        <table:table-row>
          <table:table-cell table:style-name="Tabla3.A1" office:value-type="string">
            <text:p text:style-name="P39">Modelo de CPU:</text:p>
          </table:table-cell>
          <table:table-cell table:style-name="Tabla3.B1" office:value-type="string">
            <text:p text:style-name="P15"/>
          </table:table-cell>
        </table:table-row>
        <table:table-row>
          <table:table-cell table:style-name="Tabla3.A2" office:value-type="string">
            <text:p text:style-name="P39">Frecuencia: </text:p>
          </table:table-cell>
          <table:table-cell table:style-name="Tabla3.B2" office:value-type="string">
            <text:p text:style-name="P15"/>
          </table:table-cell>
        </table:table-row>
        <table:table-row>
          <table:table-cell table:style-name="Tabla3.A2" office:value-type="string">
            <text:p text:style-name="P39">Cache:</text:p>
          </table:table-cell>
          <table:table-cell table:style-name="Tabla3.B2" office:value-type="string">
            <text:p text:style-name="P15"/>
          </table:table-cell>
        </table:table-row>
        <table:table-row>
          <table:table-cell table:style-name="Tabla3.A2" office:value-type="string">
            <text:p text:style-name="P39">Núcleos:</text:p>
          </table:table-cell>
          <table:table-cell table:style-name="Tabla3.B2" office:value-type="string">
            <text:p text:style-name="P15"/>
          </table:table-cell>
        </table:table-row>
        <table:table-row>
          <table:table-cell table:style-name="Tabla3.A2" office:value-type="string">
            <text:p text:style-name="P13">Modelo de la Memoria:</text:p>
          </table:table-cell>
          <table:table-cell table:style-name="Tabla3.B2" office:value-type="string">
            <text:p text:style-name="P15"/>
          </table:table-cell>
        </table:table-row>
        <table:table-row>
          <table:table-cell table:style-name="Tabla3.A2" office:value-type="string">
            <text:p text:style-name="P39">Memoria Total:</text:p>
          </table:table-cell>
          <table:table-cell table:style-name="Tabla3.B2" office:value-type="string">
            <text:p text:style-name="P15"/>
          </table:table-cell>
        </table:table-row>
        <table:table-row>
          <table:table-cell table:style-name="Tabla3.A2" office:value-type="string">
            <text:p text:style-name="P39">Placa Madre:</text:p>
          </table:table-cell>
          <table:table-cell table:style-name="Tabla3.B2" office:value-type="string">
            <text:p text:style-name="P15"/>
          </table:table-cell>
        </table:table-row>
        <table:table-row>
          <table:table-cell table:style-name="Tabla3.A2" office:value-type="string">
            <text:p text:style-name="P13">modelo del HDD:</text:p>
          </table:table-cell>
          <table:table-cell table:style-name="Tabla3.B2" office:value-type="string">
            <text:p text:style-name="P13"/>
          </table:table-cell>
        </table:table-row>
        <table:table-row>
          <table:table-cell table:style-name="Tabla3.A2" office:value-type="string">
            <text:p text:style-name="P13">Capacidad del HDD:</text:p>
          </table:table-cell>
          <table:table-cell table:style-name="Tabla3.B2" office:value-type="string">
            <text:p text:style-name="P13"/>
          </table:table-cell>
        </table:table-row>
      </table:table>
      <text:h text:style-name="Heading_20_3" text:outline-level="3"/>
      <text:h text:style-name="P53" text:outline-level="3"><text:bookmark-start text:name="__RefHeading__466_1977394466"/>Computadora 4:<text:bookmark-end text:name="__RefHeading__466_1977394466"/></text:h>
      <text:p text:style-name="P3"/>
      <table:table table:name="Tabla4" table:style-name="Tabla4">
        <table:table-column table:style-name="Tabla4.A"/>
        <table:table-column table:style-name="Tabla4.B"/>
        <table:table-row>
          <table:table-cell table:style-name="Tabla4.A1" office:value-type="string">
            <text:p text:style-name="P39">Modelo de CPU:</text:p>
          </table:table-cell>
          <table:table-cell table:style-name="Tabla4.B1" office:value-type="string">
            <text:p text:style-name="P15"/>
          </table:table-cell>
        </table:table-row>
        <table:table-row>
          <table:table-cell table:style-name="Tabla4.A2" office:value-type="string">
            <text:p text:style-name="P39">Frecuencia: </text:p>
          </table:table-cell>
          <table:table-cell table:style-name="Tabla4.B2" office:value-type="string">
            <text:p text:style-name="P15"/>
          </table:table-cell>
        </table:table-row>
        <table:table-row>
          <table:table-cell table:style-name="Tabla4.A2" office:value-type="string">
            <text:p text:style-name="P39">Cache:</text:p>
          </table:table-cell>
          <table:table-cell table:style-name="Tabla4.B2" office:value-type="string">
            <text:p text:style-name="P15"/>
          </table:table-cell>
        </table:table-row>
        <table:table-row>
          <table:table-cell table:style-name="Tabla4.A2" office:value-type="string">
            <text:p text:style-name="P39">Núcleos:</text:p>
          </table:table-cell>
          <table:table-cell table:style-name="Tabla4.B2" office:value-type="string">
            <text:p text:style-name="P15"/>
          </table:table-cell>
        </table:table-row>
        <table:table-row>
          <table:table-cell table:style-name="Tabla4.A2" office:value-type="string">
            <text:p text:style-name="P13">Modelo de la Memoria:</text:p>
          </table:table-cell>
          <table:table-cell table:style-name="Tabla4.B2" office:value-type="string">
            <text:p text:style-name="P15"/>
          </table:table-cell>
        </table:table-row>
        <table:table-row>
          <table:table-cell table:style-name="Tabla4.A2" office:value-type="string">
            <text:p text:style-name="P39">Memoria Total:</text:p>
          </table:table-cell>
          <table:table-cell table:style-name="Tabla4.B2" office:value-type="string">
            <text:p text:style-name="P15"/>
          </table:table-cell>
        </table:table-row>
        <table:table-row>
          <table:table-cell table:style-name="Tabla4.A2" office:value-type="string">
            <text:p text:style-name="P39">Placa Madre:</text:p>
          </table:table-cell>
          <table:table-cell table:style-name="Tabla4.B2" office:value-type="string">
            <text:p text:style-name="P15"/>
          </table:table-cell>
        </table:table-row>
        <table:table-row>
          <table:table-cell table:style-name="Tabla4.A2" office:value-type="string">
            <text:p text:style-name="P13">modelo del HDD:</text:p>
          </table:table-cell>
          <table:table-cell table:style-name="Tabla4.B2" office:value-type="string">
            <text:p text:style-name="P13"/>
          </table:table-cell>
        </table:table-row>
        <table:table-row>
          <table:table-cell table:style-name="Tabla4.A2" office:value-type="string">
            <text:p text:style-name="P13">Capacidad del HDD:</text:p>
          </table:table-cell>
          <table:table-cell table:style-name="Tabla4.B2" office:value-type="string">
            <text:p text:style-name="P13"/>
          </table:table-cell>
        </table:table-row>
      </table:table>
      <text:p text:style-name="P13"/>
      <text:p text:style-name="P40">palabras en italic</text:p>
      <text:p text:style-name="P10">network</text:p>
      <text:p text:style-name="P10">networks</text:p>
      <text:p text:style-name="P10">hash</text:p>
      <text:p text:style-name="P10">sink </text:p>
      <text:p text:style-name="P10">source</text:p>
      <text:p text:style-name="P10">max flow</text:p>
      <text:p text:style-name="P10">min cut</text:p>
      <text:p text:style-name="P10"><text:span text:style-name="T26">O </text:span><text:span text:style-name="T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msy10" svg:font-family="cmsy10"/>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7e276" officeooo:paragraph-rsid="0017e27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temática Discreta 2014 – Proyecto Max Flow Min Cut - C</text:p>
      </style:header>
      <style:footer>
        <text:p text:style-name="MP1">Rossi Nahuel – Ruiz Ezequie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9T05:15:08.495433522</meta:creation-date>
    <dc:date>2014-06-09T20:36:34.146181915</dc:date>
    <meta:editing-duration>PT2H11M48S</meta:editing-duration>
    <meta:editing-cycles>4</meta:editing-cycles>
    <meta:generator>LibreOffice/4.2.4.2$Linux_x86 LibreOffice_project/63150712c6d317d27ce2db16eb94c2f3d7b699f8</meta:generator>
    <meta:document-statistic meta:table-count="4" meta:image-count="0" meta:object-count="0" meta:page-count="8" meta:paragraph-count="124" meta:word-count="1026" meta:character-count="6132" meta:non-whitespace-character-count="5237"/>
  </office:meta>
</office:document-meta>
</file>